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4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6"/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6"/>
          <table:table-cell table:style-name="Default" table:number-columns-repeated="3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5"/>
          <table:table-cell table:style-name="ce28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 style:data-style-name="N2" text:time-value="08:05:29.82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6T08:08:08.742000000</dc:date>
    <meta:editing-duration>PT5H19M59S</meta:editing-duration>
    <meta:editing-cycles>30</meta:editing-cycles>
    <meta:generator>LibreOffice/7.6.2.1$Windows_X86_64 LibreOffice_project/56f7684011345957bbf33a7ee678afaf4d2ba333</meta:generator>
    <meta:document-statistic meta:table-count="8" meta:cell-count="743" meta:object-count="0"/>
  </office:meta>
</office:document-meta>
</file>